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f3478" officeooo:paragraph-rsid="001f34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ose days that you don wanna do any. those days those are the days that count remember the time yopu gave up[ on the uniquioness that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2T13:02:48.995486897</meta:creation-date>
    <dc:date>2021-01-12T13:12:59.058974694</dc:date>
    <meta:editing-duration>PT10M18S</meta:editing-duration>
    <meta:editing-cycles>1</meta:editing-cycles>
    <meta:document-statistic meta:table-count="0" meta:image-count="0" meta:object-count="0" meta:page-count="1" meta:paragraph-count="1" meta:word-count="26" meta:character-count="135" meta:non-whitespace-character-count="109"/>
    <meta:generator>LibreOffice/6.0.7.3$Linux_X86_64 LibreOffice_project/00m0$Build-3</meta:generator>
  </office:meta>
</office:document-meta>
</file>